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80000009820DC7C6C.png" manifest:media-type="image/png"/>
  <manifest:file-entry manifest:full-path="Pictures/200000110000184A000032BF17C6EB4F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256cm" fo:margin-left="-0.132cm" style:page-number="auto" table:align="left" style:writing-mode="lr-tb"/>
    </style:style>
    <style:style style:name="Table1.A" style:family="table-column">
      <style:table-column-properties style:column-width="2.745cm"/>
    </style:style>
    <style:style style:name="Table1.B" style:family="table-column">
      <style:table-column-properties style:column-width="0.88cm"/>
    </style:style>
    <style:style style:name="Table1.C" style:family="table-column">
      <style:table-column-properties style:column-width="8.751cm"/>
    </style:style>
    <style:style style:name="Table1.D" style:family="table-column">
      <style:table-column-properties style:column-width="3.881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2" style:family="table">
      <style:table-properties style:width="16.263cm" fo:margin-left="-0.132cm" table:align="left" style:writing-mode="lr-tb"/>
    </style:style>
    <style:style style:name="Table2.A" style:family="table-column">
      <style:table-column-properties style:column-width="16.263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" style:family="table">
      <style:table-properties style:width="16.288cm" fo:margin-left="-0.171cm" table:align="left" style:writing-mode="lr-tb"/>
    </style:style>
    <style:style style:name="Table3.A" style:family="table-column">
      <style:table-column-properties style:column-width="1.901cm"/>
    </style:style>
    <style:style style:name="Table3.B" style:family="table-column">
      <style:table-column-properties style:column-width="14.386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.2" style:family="table-row">
      <style:table-row-properties style:min-row-height="0.586cm" fo:keep-together="always"/>
    </style:style>
    <style:style style:name="Table3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8pt" fo:language="pt" fo:country="BR" fo:font-weight="bold" style:font-size-asian="8pt" style:font-weight-asian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fo:language="pt" fo:country="BR" style:font-size-asian="10pt" style:font-size-complex="10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language="pt" fo:country="BR"/>
    </style:style>
    <style:style style:name="P6" style:family="paragraph" style:parent-style-name="Standard">
      <style:text-properties fo:font-size="11pt" fo:language="pt" fo:country="BR" style:font-size-asian="11pt"/>
    </style:style>
    <style:style style:name="P7" style:family="paragraph" style:parent-style-name="Standard">
      <style:text-properties fo:font-size="11pt" fo:language="pt" fo:country="BR" officeooo:paragraph-rsid="0010d93e" style:font-size-asian="11pt"/>
    </style:style>
    <style:style style:name="P8" style:family="paragraph" style:parent-style-name="Standard">
      <style:text-properties fo:font-size="11pt" fo:language="pt" fo:country="BR" fo:font-weight="bold" style:font-size-asian="11pt" style:font-weight-asian="bold"/>
    </style:style>
    <style:style style:name="P9" style:family="paragraph" style:parent-style-name="Standard">
      <style:text-properties fo:font-size="11pt" fo:language="pt" fo:country="BR" fo:font-style="italic" fo:font-weight="normal" style:font-size-asian="11pt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ize="11pt" fo:language="pt" fo:country="BR" fo:font-style="italic" fo:font-weight="normal" officeooo:paragraph-rsid="0011923a" style:font-size-asian="11pt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ize="11pt" fo:language="pt" fo:country="BR" fo:font-style="normal" fo:font-weight="bold" style:font-size-asian="11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ize="8pt" fo:language="pt" fo:country="BR" style:font-size-asian="8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pt" fo:country="BR" fo:font-style="normal" fo:font-weight="bold" style:font-size-asian="10pt" style:font-style-asian="normal" style:font-weight-asian="bold" style:font-size-complex="10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bold" style:font-size-asian="10pt" style:font-style-asian="normal" style:font-weight-asian="bold" style:font-size-complex="10pt" style:font-style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pt" fo:country="BR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pt" fo:country="BR" fo:font-style="normal" fo:font-weight="bold" officeooo:rsid="000de594" officeooo:paragraph-rsid="000de594" style:font-size-asian="10pt" style:font-style-asian="normal" style:font-weight-asian="bold" style:font-size-complex="10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bold" style:font-size-asian="10pt" style:font-style-asian="normal" style:font-weight-asian="bold" style:font-name-complex="Arial" style:font-size-complex="10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style:font-size-asian="10pt" style:font-style-asian="normal" style:font-name-complex="Arial" style:font-size-complex="10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officeooo:rsid="000de594" officeooo:paragraph-rsid="000de594" style:font-size-asian="10pt" style:font-style-asian="normal" style:font-name-complex="Arial" style:font-size-complex="10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officeooo:rsid="000eb58b" officeooo:paragraph-rsid="000eb58b" style:font-size-asian="10pt" style:font-style-asian="normal" style:font-name-complex="Arial" style:font-size-complex="10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style:text-underline-style="none" fo:font-weight="normal" officeooo:paragraph-rsid="000de59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style:text-underline-style="none" fo:font-weight="normal" officeooo:paragraph-rsid="000de59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style:text-underline-style="none" fo:font-weight="normal" officeooo:rsid="000de594" officeooo:paragraph-rsid="000de59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style="italic" style:font-size-asian="10pt" style:font-style-asian="italic" style:font-size-complex="10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pt" fo:country="BR" fo:font-style="italic" fo:font-weight="bold" style:font-size-asian="10pt" style:font-style-asian="italic" style:font-weight-asian="bold" style:font-size-complex="10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pt" fo:country="BR" fo:font-style="italic" fo:font-weight="bold" officeooo:rsid="000de594" officeooo:paragraph-rsid="000de594" style:font-size-asian="10pt" style:font-style-asian="italic" style:font-weight-asian="bold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style="italic" fo:font-weight="bold" officeooo:rsid="000de594" officeooo:paragraph-rsid="000de594" style:font-size-asian="10pt" style:font-style-asian="italic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weight="bold" officeooo:paragraph-rsid="000eb58b" style:font-size-asian="10pt" style:font-weight-asian="bold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0pt" fo:font-weight="normal" officeooo:paragraph-rsid="000eb58b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33" style:family="paragraph" style:parent-style-name="Standard">
      <style:paragraph-properties fo:text-align="justify" style:justify-single-word="false"/>
      <style:text-properties fo:font-size="10pt" fo:language="pt" fo:country="BR" fo:font-style="normal" style:font-size-asian="10pt" style:font-style-asian="normal" style:font-size-complex="10pt" style:font-style-complex="normal"/>
    </style:style>
    <style:style style:name="P34" style:family="paragraph" style:parent-style-name="Standard">
      <style:text-properties fo:font-size="10pt" fo:language="pt" fo:country="BR" fo:font-weight="bold" style:font-size-asian="10pt" style:font-weight-asian="bold" style:font-size-complex="10pt"/>
    </style:style>
    <style:style style:name="P35" style:family="paragraph" style:parent-style-name="Standard">
      <style:paragraph-properties fo:text-align="justify" style:justify-single-word="false"/>
      <style:text-properties fo:font-size="10pt" fo:language="pt" fo:country="BR" fo:font-weight="bold" style:font-size-asian="10pt" style:font-weight-asian="bold" style:font-size-complex="10pt"/>
    </style:style>
    <style:style style:name="P36" style:family="paragraph" style:parent-style-name="Standard">
      <style:paragraph-properties fo:text-align="center" style:justify-single-word="false"/>
      <style:text-properties fo:font-size="10pt" fo:language="pt" fo:country="BR" fo:font-weight="bold" style:font-size-asian="10pt" style:font-weight-asian="bold" style:font-size-complex="10pt"/>
    </style:style>
    <style:style style:name="P37" style:family="paragraph" style:parent-style-name="Standard">
      <style:paragraph-properties fo:text-align="justify" style:justify-single-word="false"/>
      <style:text-properties fo:font-size="10pt" fo:language="pt" fo:country="BR" fo:font-style="italic" style:font-size-asian="10pt" style:font-style-asian="italic" style:font-size-complex="10pt"/>
    </style:style>
    <style:style style:name="P38" style:family="paragraph" style:parent-style-name="Standard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39" style:family="paragraph" style:parent-style-name="Standard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fo:font-size="10pt" officeooo:paragraph-rsid="000eb58b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font-size="10pt" officeooo:paragraph-rsid="000feaf8" style:font-size-asian="10pt" style:font-size-complex="10pt"/>
    </style:style>
    <style:style style:name="P44" style:family="paragraph" style:parent-style-name="Standard">
      <style:text-properties fo:font-size="10pt" officeooo:paragraph-rsid="000eb58b" style:font-size-asian="10pt" style:font-size-complex="10pt"/>
    </style:style>
    <style:style style:name="P45" style:family="paragraph" style:parent-style-name="Default_20_Style">
      <style:paragraph-properties fo:text-align="justify" style:justify-single-word="false"/>
      <style:text-properties style:font-name="Times New Roman" fo:font-size="10pt" fo:language="pt" fo:country="BR" fo:font-style="normal" style:font-size-asian="10pt" style:font-style-asian="normal" style:font-name-complex="Arial" style:font-size-complex="10pt" style:font-style-complex="normal"/>
    </style:style>
    <style:style style:name="P46" style:family="paragraph" style:parent-style-name="Default_20_Style">
      <style:paragraph-properties fo:text-align="justify" style:justify-single-word="false"/>
      <style:text-properties style:font-name="Times New Roman" fo:font-size="10pt" fo:language="pt" fo:country="BR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" style:family="paragraph" style:parent-style-name="Default_20_Style">
      <style:paragraph-properties fo:text-align="start" style:justify-single-word="false"/>
      <style:text-properties style:font-name="Times New Roman" fo:font-size="10pt" fo:language="pt" fo:country="BR" fo:font-style="normal" style:text-underline-style="none" fo:font-weight="normal" officeooo:paragraph-rsid="000c261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" style:family="paragraph" style:parent-style-name="Default_20_Style">
      <style:paragraph-properties fo:text-align="start" style:justify-single-word="false"/>
      <style:text-properties style:font-name="Times New Roman" fo:font-size="10pt" fo:language="pt" fo:country="BR" fo:font-style="normal" style:text-underline-style="none" fo:font-weight="normal" officeooo:rsid="000de594" officeooo:paragraph-rsid="000de59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" style:family="paragraph" style:parent-style-name="Default_20_Style">
      <style:paragraph-properties fo:text-align="start" style:justify-single-word="false"/>
      <style:text-properties style:font-name="Times New Roman" fo:font-size="10pt" fo:language="pt" fo:country="BR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0" style:family="paragraph" style:parent-style-name="Default_20_Style">
      <style:paragraph-properties fo:text-align="start" style:justify-single-word="false"/>
      <style:text-properties style:font-name="Times New Roman" fo:font-size="10pt" fo:language="pt" fo:country="BR" fo:font-style="normal" fo:font-weight="normal" officeooo:rsid="000de594" officeooo:paragraph-rsid="000de59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1" style:family="paragraph" style:parent-style-name="Default_20_Style">
      <style:paragraph-properties fo:text-align="justify" style:justify-single-word="false"/>
      <style:text-properties style:font-name="Times New Roman" fo:font-size="10pt" fo:language="pt" fo:country="BR" fo:font-style="italic" style:font-size-asian="10pt" style:font-style-asian="italic" style:font-name-complex="Arial" style:font-size-complex="10pt" style:font-style-complex="normal"/>
    </style:style>
    <style:style style:name="P52" style:family="paragraph" style:parent-style-name="Default_20_Style">
      <style:paragraph-properties fo:text-align="start" style:justify-single-word="false"/>
      <style:text-properties style:text-outline="false" style:text-line-through-style="none" style:text-line-through-type="none" style:font-name="Times New Roman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53" style:family="paragraph" style:parent-style-name="Default_20_Style">
      <style:paragraph-properties fo:text-align="start" style:justify-single-word="false"/>
      <style:text-properties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54" style:family="paragraph" style:parent-style-name="Default_20_Style">
      <style:text-properties fo:font-size="10pt" style:font-size-asian="10pt" style:font-size-complex="10pt"/>
    </style:style>
    <style:style style:name="P5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0pt" fo:language="pt" fo:country="BR" fo:font-weight="bold" style:font-size-asian="10pt" style:font-weight-asian="bold" style:font-size-complex="10pt"/>
    </style:style>
    <style:style style:name="P56" style:family="paragraph" style:parent-style-name="Standard">
      <style:paragraph-properties fo:text-align="justify" style:justify-single-word="false"/>
      <style:text-properties fo:font-size="10pt" fo:language="pt" fo:country="BR" fo:font-style="normal" style:font-size-asian="10pt" style:font-style-asian="normal" style:font-size-complex="10pt" style:font-style-complex="normal"/>
    </style:style>
    <style:style style:name="P57" style:family="paragraph" style:parent-style-name="Standard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style:text-underline-style="none" fo:font-weight="normal" officeooo:rsid="000de594" officeooo:paragraph-rsid="000de59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weight="bold" style:font-size-asian="10pt" style:font-weight-asian="bold" style:font-size-complex="10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1" style:family="paragraph" style:parent-style-name="Standard" style:master-page-name="Standard">
      <style:paragraph-properties fo:text-align="start" style:justify-single-word="false" style:page-number="auto"/>
      <style:text-properties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62" style:family="paragraph" style:parent-style-name="Default_20_Style">
      <style:paragraph-properties fo:text-align="justify" style:justify-single-word="false"/>
      <style:text-properties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63" style:family="paragraph" style:parent-style-name="Heading_20_3">
      <style:text-properties fo:font-size="10pt" fo:language="pt" fo:country="BR" style:font-size-asian="10pt"/>
    </style:style>
    <style:style style:name="P64" style:family="paragraph" style:parent-style-name="Heading_20_4">
      <style:text-properties fo:font-size="10pt" fo:language="pt" fo:country="BR" style:font-size-asian="10pt"/>
    </style:style>
    <style:style style:name="P65" style:family="paragraph" style:parent-style-name="Heading_20_4">
      <style:paragraph-properties fo:margin-left="0.076cm" fo:margin-right="-0.007cm" fo:text-align="start" style:justify-single-word="false" fo:text-indent="0cm" style:auto-text-indent="false"/>
      <style:text-properties fo:font-size="10pt" officeooo:paragraph-rsid="000eb58b" style:font-size-asian="10pt" style:font-size-complex="10pt"/>
    </style:style>
    <style:style style:name="P66" style:family="paragraph" style:parent-style-name="Heading_20_5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67" style:family="paragraph" style:parent-style-name="Heading_20_5">
      <style:text-properties fo:font-size="10pt" fo:font-weight="normal" style:font-size-asian="10pt" style:font-weight-asian="normal" style:font-size-complex="10pt" style:font-weight-complex="normal"/>
    </style:style>
    <style:style style:name="P68" style:family="paragraph"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c4a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super 58%"/>
    </style:style>
    <style:style style:name="T4" style:family="text">
      <style:text-properties style:text-position="super 58%" fo:language="pt" fo:country="BR" style:text-underline-style="none" fo:font-weight="bold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0d93e" style:font-style-asian="italic"/>
    </style:style>
    <style:style style:name="T9" style:family="text">
      <style:text-properties fo:font-style="italic" fo:font-weight="bold" style:font-style-asian="italic" style:font-weight-asian="bold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1e75d" style:font-style-asian="italic" style:font-weight-asian="normal" style:font-style-complex="italic" style:font-weight-complex="normal"/>
    </style:style>
    <style:style style:name="T12" style:family="text">
      <style:text-properties fo:language="pt" fo:country="BR"/>
    </style:style>
    <style:style style:name="T13" style:family="text">
      <style:text-properties fo:language="pt" fo:country="BR" fo:font-weight="bold" style:font-weight-asian="bold"/>
    </style:style>
    <style:style style:name="T14" style:family="text">
      <style:text-properties fo:language="pt" fo:country="BR" fo:font-weight="bold" style:font-weight-asian="bold" style:font-weight-complex="normal"/>
    </style:style>
    <style:style style:name="T15" style:family="text">
      <style:text-properties fo:language="pt" fo:country="BR" fo:font-weight="bold" officeooo:rsid="000de594" style:font-weight-asian="bold" style:font-weight-complex="normal"/>
    </style:style>
    <style:style style:name="T16" style:family="text">
      <style:text-properties fo:language="pt" fo:country="BR" fo:font-weight="bold" officeooo:rsid="0016ba1c" style:font-weight-asian="bold" style:font-weight-complex="normal"/>
    </style:style>
    <style:style style:name="T17" style:family="text">
      <style:text-properties fo:language="pt" fo:country="BR" fo:font-weight="bold" officeooo:rsid="000de594" style:font-weight-asian="bold"/>
    </style:style>
    <style:style style:name="T18" style:family="text">
      <style:text-properties fo:language="pt" fo:country="BR" fo:font-weight="bold" style:font-weight-asian="bold" style:font-name-complex="Times New Roman" style:font-weight-complex="bold"/>
    </style:style>
    <style:style style:name="T19" style:family="text">
      <style:text-properties fo:language="pt" fo:country="BR" fo:font-weight="bold" officeooo:rsid="0013c4a4" style:font-weight-asian="bold"/>
    </style:style>
    <style:style style:name="T20" style:family="text">
      <style:text-properties fo:language="pt" fo:country="BR" fo:font-weight="normal" style:font-weight-asian="normal" style:font-weight-complex="normal"/>
    </style:style>
    <style:style style:name="T21" style:family="text">
      <style:text-properties fo:language="pt" fo:country="BR" officeooo:rsid="000eb58b"/>
    </style:style>
    <style:style style:name="T22" style:family="text">
      <style:text-properties fo:language="pt" fo:country="BR" style:font-name-complex="Times New Roman"/>
    </style:style>
    <style:style style:name="T23" style:family="text">
      <style:text-properties fo:language="pt" fo:country="BR" officeooo:rsid="000feaf8"/>
    </style:style>
    <style:style style:name="T24" style:family="text">
      <style:text-properties fo:language="pt" fo:country="BR" officeooo:rsid="0010d93e"/>
    </style:style>
    <style:style style:name="T25" style:family="text">
      <style:text-properties fo:language="pt" fo:country="BR" fo:font-style="italic" fo:font-weight="bold" style:font-style-asian="italic" style:font-weight-asian="bold"/>
    </style:style>
    <style:style style:name="T26" style:family="text">
      <style:text-properties fo:language="pt" fo:country="BR" fo:font-style="italic" style:font-style-asian="italic"/>
    </style:style>
    <style:style style:name="T27" style:family="text">
      <style:text-properties fo:language="pt" fo:country="BR" fo:font-style="normal" style:font-style-asian="normal" style:font-style-complex="normal"/>
    </style:style>
    <style:style style:name="T28" style:family="text">
      <style:text-properties fo:language="pt" fo:country="BR" officeooo:rsid="0013c4a4"/>
    </style:style>
    <style:style style:name="T29" style:family="text">
      <style:text-properties style:font-name="Symbol"/>
    </style:style>
    <style:style style:name="T30" style:family="text">
      <style:text-properties style:font-name="Symbol" fo:font-weight="bold" style:font-weight-asian="bold"/>
    </style:style>
    <style:style style:name="T31" style:family="text">
      <style:text-properties style:font-name="Symbol" fo:language="pt" fo:country="BR" fo:font-weight="bold" style:font-weight-asian="bold" style:font-weight-complex="normal"/>
    </style:style>
    <style:style style:name="T32" style:family="text">
      <style:text-properties style:font-name="Symbol" fo:language="pt" fo:country="BR" fo:font-weight="bold" officeooo:rsid="000de594" style:font-weight-asian="bold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-complex="Ari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10d93e" style:font-style-asian="normal" style:font-weight-asian="bold" style:font-style-complex="normal" style:font-weight-complex="bold"/>
    </style:style>
    <style:style style:name="T37" style:family="text">
      <style:text-properties fo:font-style="normal" style:font-style-asian="normal"/>
    </style:style>
    <style:style style:name="T38" style:family="text">
      <style:text-properties style:text-outline="false" style:text-line-through-style="none" style:text-line-through-type="none" fo:text-shadow="none" style:text-emphasize="none"/>
    </style:style>
    <style:style style:name="T39" style:family="text">
      <style:text-properties fo:language="en" fo:country="US" fo:font-weight="bold" style:font-weight-asian="bold" style:font-name-complex="Times New Roman" style:font-weight-complex="bold"/>
    </style:style>
    <style:style style:name="T40" style:family="text">
      <style:text-properties fo:language="en" fo:country="US" style:font-name-complex="Times New Roman"/>
    </style:style>
    <style:style style:name="T41" style:family="text">
      <style:text-properties officeooo:rsid="000c261b"/>
    </style:style>
    <style:style style:name="T42" style:family="text">
      <style:text-properties officeooo:rsid="000de594"/>
    </style:style>
    <style:style style:name="T43" style:family="text">
      <style:text-properties style:font-name="Times New Roman" fo:font-weight="normal" style:font-weight-asian="normal" style:font-name-complex="Times New Roman" style:font-weight-complex="normal"/>
    </style:style>
    <style:style style:name="T44" style:family="text">
      <style:text-properties style:font-name="Times New Roman" fo:font-weight="normal" officeooo:rsid="000eb58b" style:font-weight-asian="normal" style:font-name-complex="Times New Roman" style:font-weight-complex="normal"/>
    </style:style>
    <style:style style:name="T45" style:family="text">
      <style:text-properties style:font-name="Times New Roman" fo:font-weight="normal" style:font-weight-asian="normal" style:font-weight-complex="normal"/>
    </style:style>
    <style:style style:name="T46" style:family="text">
      <style:text-properties style:font-name="Times New Roman" fo:font-style="italic" fo:font-weight="normal" style:font-style-asian="italic" style:font-weight-asian="normal" style:font-name-complex="Times New Roman" style:font-style-complex="italic" style:font-weight-complex="normal"/>
    </style:style>
    <style:style style:name="T47" style:family="text">
      <style:text-properties style:font-name="Times New Roman" fo:font-weight="bold" style:font-weight-asian="bold" style:font-name-complex="Times New Roman" style:font-weight-complex="bold"/>
    </style:style>
    <style:style style:name="T48" style:family="text">
      <style:text-properties style:font-name="Times New Roman" fo:language="en" fo:country="US" fo:font-weight="normal" style:font-weight-asian="normal" style:font-name-complex="Times New Roman" style:font-weight-complex="normal"/>
    </style:style>
    <style:style style:name="T49" style:family="text">
      <style:text-properties officeooo:rsid="000eb58b"/>
    </style:style>
    <style:style style:name="T50" style:family="text">
      <style:text-properties officeooo:rsid="0010d93e"/>
    </style:style>
    <style:style style:name="T51" style:family="text">
      <style:text-properties officeooo:rsid="0011923a"/>
    </style:style>
    <style:style style:name="T52" style:family="text">
      <style:text-properties officeooo:rsid="0011e75d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h text:style-name="P64" text:outline-level="4">CAT 172</text:h>
          </table:table-cell>
          <table:covered-table-cell/>
          <table:table-cell table:style-name="Table1.A1" office:value-type="string">
            <text:h text:style-name="P63" text:outline-level="3">ELETROTÉCNICA GERAL</text:h>
          </table:table-cell>
          <table:table-cell table:style-name="Table1.D1" office:value-type="string">
            <text:p text:style-name="Standard"><text:span text:style-name="T28">2</text:span><text:span text:style-name="T4">o</text:span><text:span text:style-name="T13"> SEMESTRE 201</text:span><text:span text:style-name="T19">5</text:span></text:p>
          </table:table-cell>
        </table:table-row>
        <table:table-row table:style-name="Table1.1">
          <table:table-cell table:style-name="Table1.D1" table:number-columns-spanned="4" office:value-type="string">
            <text:p text:style-name="P7"><text:span text:style-name="T5">Professores:</text:span><text:span text:style-name="T33"> </text:span><text:span text:style-name="T10">Msc.</text:span><text:span text:style-name="T9"> </text:span><text:span text:style-name="T7">Danny Augusto Vieira Tonidandel</text:span><text:span text:style-name="T6"> <text:s/></text:span></text:p>
            <text:p text:style-name="P7"><text:span text:style-name="T35">Contato </text:span><text:span text:style-name="T36">(via website)</text:span><text:span text:style-name="T35">:</text:span><text:span text:style-name="T6"> </text:span><text:a xlink:type="simple" xlink:href="http://professor.ufop.br/tonidandel"><text:span text:style-name="T8">professor.ufop.br/tonidandel</text:span></text:a></text:p>
            <text:p text:style-name="P11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">Turmas: 21/22</text:p>
          </table:table-cell>
          <table:table-cell table:style-name="Table1.D1" table:number-columns-spanned="3" office:value-type="string">
            <text:p text:style-name="P6"><text:span text:style-name="T5">Horário: </text:span><text:span text:style-name="T10">Aulas teóricas: sexta-feira <text:s/></text:span><text:span text:style-name="T11">21</text:span><text:span text:style-name="T10">:</text:span><text:span text:style-name="T11">00</text:span><text:span text:style-name="T10"> – </text:span><text:span text:style-name="T11">22</text:span><text:span text:style-name="T10">:</text:span><text:span text:style-name="T11">4</text:span><text:span text:style-name="T10">0</text:span></text:p>
            <text:p text:style-name="P9"><text:s text:c="15"/>Aulas práticas: quinta-feira 1<text:span text:style-name="T52">7</text:span>:<text:span text:style-name="T52">1</text:span>0 – 1<text:span text:style-name="T52">8</text:span>:<text:span text:style-name="T52">5</text:span>0 (Turma 22) </text:p>
            <text:p text:style-name="P9"><text:s text:c="60"/>1<text:span text:style-name="T52">9</text:span>:<text:span text:style-name="T52">0</text:span>0 – <text:span text:style-name="T52">20</text:span>:<text:span text:style-name="T52">4</text:span>0 (Turma 21) </text:p>
            <text:p text:style-name="P10"><text:span text:style-name="T51">website </text:span>da disciplina: <text:a xlink:type="simple" xlink:href="http://professor.ufop.br/tonidandel"><text:span text:style-name="T50">professor.ufop.br/tonidandel</text:span></text:a><text:span text:style-name="T50"> (na aba “Disciplinas”)</text:span></text:p>
          </table:table-cell>
          <table:covered-table-cell/>
          <table:covered-table-cell/>
        </table:table-row>
      </table:table>
      <text:p text:style-name="P1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5">Objetivos da disciplina<text:span text:style-name="T6">:</text:span></text:p>
            <text:p text:style-name="P37">a<text:span text:style-name="T5">) geral</text:span> – Consolidar os conhecimentos básicos de eletromagnetismo e medições elétricas.</text:p>
            <text:p text:style-name="P42"><text:span text:style-name="T25">b) específicos</text:span><text:span text:style-name="T26"> – </text:span><text:span text:style-name="T27">Possibilitar ao aluno compreender conceitos de geração, transmissão e distribuição de energia elétrica, bem como o funcionamento e uso das máquinas elétricas de corrente contínua e alternada. Assim, ao final do curso espera-se que o aluno:</text:span></text:p>
            <text:p text:style-name="P54">- Esteja familiarizado com os instrumentos de medidas, elementos de circuitos e equipamentos elétricos;</text:p>
            <text:p text:style-name="P33">- Esteja apto a conceber e projetar painéis de comando utilizando contatores;</text:p>
            <text:p text:style-name="P33">- Tenha embasamento suficiente para seguir estudos na área;</text:p>
            <text:p text:style-name="P33">- Desenvolva o pensamento crítico e de síntese, na resolução de desafios de engenharia.</text:p>
          </table:table-cell>
        </table:table-row>
        <table:table-row table:style-name="Table2.1">
          <table:table-cell table:style-name="Table2.A1" office:value-type="string">
            <text:p text:style-name="P38"><text:span text:style-name="T5">Metodologia</text:span><text:span text:style-name="T6">:Aulas teóricas intercaladas com a resolução de problemas propostos a serem realizados em sala ou em casa. Aulas práticas de laboratório e confecção de relatórios técnicos. </text:span>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6">Datas </text:p>
          </table:table-cell>
          <table:table-cell table:style-name="Table3.B1" office:value-type="string">
            <text:p text:style-name="P36">Conteúdo</text:p>
          </table:table-cell>
        </table:table-row>
        <table:table-row table:style-name="Table3.2">
          <table:table-cell table:style-name="Table3.A1" office:value-type="string">
            <text:p text:style-name="P26"/>
            <text:p text:style-name="P26"/>
          </table:table-cell>
          <table:table-cell table:style-name="Table3.B1" office:value-type="string">
            <text:p text:style-name="P17">Aulas teóricas</text:p>
          </table:table-cell>
        </table:table-row>
        <table:table-row table:style-name="Table3.1">
          <table:table-cell table:style-name="Table3.A3" office:value-type="string">
            <text:p text:style-name="P26">semana</text:p>
          </table:table-cell>
          <table:table-cell table:style-name="Table3.B3" office:value-type="string">
            <text:p text:style-name="P14"><text:span text:style-name="T2">Unidade 1</text:span> : Matéria, E<text:span text:style-name="T34">letricidade e Magnetismo</text:span></text:p>
          </table:table-cell>
        </table:table-row>
        <table:table-row table:style-name="Table3.1">
          <table:table-cell table:style-name="Table3.A1" office:value-type="string">
            <text:p text:style-name="P27">1,2</text:p>
          </table:table-cell>
          <table:table-cell table:style-name="Table3.B1" office:value-type="string">
            <text:p text:style-name="P18">Apresentação da disciplina; Plano de ensino; Forma de Avaliação.</text:p>
            <text:p text:style-name="P18">História da eletricidade; Magnetismo na matéria;</text:p>
            <text:p text:style-name="P18">Matéria e eletricidade; circuitos de corrente contínua;</text:p>
            <text:p text:style-name="P52">Aulas práticas: </text:p>
            <text:p text:style-name="P18">Segurança em eletricidade;</text:p>
            <text:p text:style-name="P32">dispositivos de manobra e proteção.</text:p>
          </table:table-cell>
        </table:table-row>
        <table:table-row table:style-name="Table3.1">
          <table:table-cell table:style-name="Table3.A3" office:value-type="string">
            <text:p text:style-name="P27">3,4</text:p>
          </table:table-cell>
          <table:table-cell table:style-name="Table3.B3" office:value-type="string">
            <text:p text:style-name="P51">Eletromagnetismo e aplicações<text:span text:style-name="T37">;</text:span></text:p>
            <text:p text:style-name="P45">Aulas práticas: </text:p>
            <text:p text:style-name="P62">Relés e Contatores, montagem de um circuito utilizando contatores e botoeiras.</text:p>
          </table:table-cell>
        </table:table-row>
        <table:table-row table:style-name="Table3.1">
          <table:table-cell table:style-name="Table3.A3" office:value-type="string">
            <text:p text:style-name="P27">5,<text:span text:style-name="T41">6</text:span></text:p>
          </table:table-cell>
          <table:table-cell table:style-name="Table3.B3" office:value-type="string">
            <text:p text:style-name="P46">Geradores <text:span text:style-name="T41">e Motores </text:span>de Corrente Contínua<text:span text:style-name="T38">;</text:span></text:p>
            <text:p text:style-name="P46">Aulas práticas:</text:p>
            <text:p text:style-name="P46">Softwares de simulação de circuitos;</text:p>
            <text:p text:style-name="P47">Partida direta com inversão de motores CC, utilizando contatores;</text:p>
            <text:p text:style-name="P48">Exercícios;</text:p>
          </table:table-cell>
        </table:table-row>
        <table:table-row table:style-name="Table3.1">
          <table:table-cell table:style-name="Table3.A3" office:value-type="string">
            <text:p text:style-name="P28">7</text:p>
          </table:table-cell>
          <table:table-cell table:style-name="Table3.B3" office:value-type="string">
            <text:p text:style-name="P22">Aula prática: Exercícios sobre geradores e motores de corrente contínua;</text:p>
            <text:p text:style-name="P21"><text:span text:style-name="T49">Avaliação</text:span> <text:span text:style-name="T49">(P</text:span>1<text:span text:style-name="T49">)</text:span></text:p>
          </table:table-cell>
        </table:table-row>
        <table:table-row table:style-name="Table3.1">
          <table:table-cell table:style-name="Table3.A3" office:value-type="string">
            <text:p text:style-name="P27"><text:span text:style-name="T42">8,</text:span>9,10</text:p>
          </table:table-cell>
          <table:table-cell table:style-name="Table3.B3" office:value-type="string">
            <text:p text:style-name="P20">Entrega da P1 (em horário extra-classe);</text:p>
            <text:p text:style-name="P18">Circuitos de Corrente alternada;</text:p>
            <text:p text:style-name="P18">Aulas práticas:</text:p>
            <text:p text:style-name="P49">Medidas elétricas: Simulação de circuitos elétricos de corrente alternada</text:p>
            <text:p text:style-name="P49">Determinação experimental da indutância de um indutor; Defasagem em circuitos RLC (expositiva)</text:p>
            <text:p text:style-name="P50">Exercícios;</text:p>
          </table:table-cell>
        </table:table-row>
        <table:table-row table:style-name="Table3.1">
          <table:table-cell table:style-name="Table3.A3" office:value-type="string">
            <text:p text:style-name="P27">11,12,13,<text:span text:style-name="T42">14,15</text:span></text:p>
          </table:table-cell>
          <table:table-cell table:style-name="Table3.B3" office:value-type="string">
            <text:p text:style-name="P58">Circuitos de corrente alternada (continuação);</text:p>
            <text:p text:style-name="P22">Introdução aos sistemas polifásicos;</text:p>
            <text:p text:style-name="P22">Máquinas de Corrente Alternada;</text:p>
            <text:p text:style-name="P21">Aulas Práticas: </text:p>
            <text:p text:style-name="P53">Exercícios de aplicação de circuitos de corrente alternada e correção do fator de potência;</text:p>
            <text:p text:style-name="P61">Partida e inversão de motores de corrente alternada: ligação estrela-triângulo.</text:p>
            <text:p text:style-name="P32">Exercícios;</text:p>
          </table:table-cell>
        </table:table-row>
        <table:table-row table:style-name="Table3.1">
          <table:table-cell table:style-name="Table3.A1" office:value-type="string">
            <text:p text:style-name="P29">16</text:p>
          </table:table-cell>
          <table:table-cell table:style-name="Table3.B1" office:value-type="string">
            <text:p text:style-name="P24">Preparação para a prova 2 (Exercícios)</text:p>
          </table:table-cell>
        </table:table-row>
        <table:table-row table:style-name="Table3.1">
          <table:table-cell table:style-name="Table3.A3" office:value-type="string">
            <text:p text:style-name="P13">1<text:span text:style-name="T42">7</text:span></text:p>
          </table:table-cell>
          <table:table-cell table:style-name="Table3.B3" office:value-type="string">
            <text:p text:style-name="P23">A<text:span text:style-name="T49">valiação</text:span> 2 <text:span text:style-name="T49">(P2)</text:span> </text:p>
          </table:table-cell>
        </table:table-row>
        <table:table-row table:style-name="Table3.1">
          <table:table-cell table:style-name="Table3.A3" office:value-type="string">
            <text:p text:style-name="P16">18</text:p>
          </table:table-cell>
          <table:table-cell table:style-name="Table3.B3" office:value-type="string">
            <text:p text:style-name="P19">Entrega (e discussão <text:span text:style-name="T49">em sala</text:span>) da <text:span text:style-name="T49">P</text:span>2</text:p>
          </table:table-cell>
        </table:table-row>
        <table:table-row table:style-name="Table3.1">
          <table:table-cell table:style-name="Table3.A3" office:value-type="string">
            <text:p text:style-name="P16">19</text:p>
          </table:table-cell>
          <table:table-cell table:style-name="Table3.B3" office:value-type="string">
            <text:p text:style-name="P18">EXAME ESPECIAL</text:p>
          </table:table-cell>
        </table:table-row>
        <text:soft-page-break/>
        <table:table-row table:style-name="Table3.1">
          <table:table-cell table:style-name="Table3.A3" office:value-type="string">
            <text:p text:style-name="P15"/>
          </table:table-cell>
          <table:table-cell table:style-name="Table3.B3" office:value-type="string">
            <text:p text:style-name="P25">Observações: </text:p>
            <text:p text:style-name="P25">1) Não será permitido fazer aula prática fora do horário da turma matriculada;</text:p>
            <text:p text:style-name="P25">2) Os relatórios técnicos só poderão ser entregues com a participação na prática. </text:p>
          </table:table-cell>
        </table:table-row>
        <table:table-row table:style-name="Table3.1">
          <table:table-cell table:style-name="Table3.B1" table:number-columns-spanned="2" office:value-type="string">
            <text:p text:style-name="P30">Bibliografia básica: </text:p>
            <text:p text:style-name="P44"><text:span text:style-name="T43">[</text:span><text:span text:style-name="T44">1</text:span><text:span text:style-name="T43">] CHAPMAN, S. J. </text:span><text:span text:style-name="T46">Fundamentos de Máquinas Elétricas.</text:span><text:span text:style-name="T43"> 5. ed. São Paulo&gt; McGrawHill, 2013.</text:span><text:span text:style-name="T45">2006.</text:span> </text:p>
            <text:p text:style-name="P44">[<text:span text:style-name="T49">2</text:span>] FRANCHI, C. M. <text:span text:style-name="T7">Acionamentos Elétricos.</text:span> 4. ed. São Paulo: Érica, 2010.</text:p>
            <text:p text:style-name="P41"><text:span text:style-name="T43">[</text:span><text:span text:style-name="T44">3</text:span><text:span text:style-name="T43">] COTRIM, A. M. B. </text:span><text:span text:style-name="T46">Instalações Elétricas</text:span><text:span text:style-name="T43">. 5. ed., São Paulo: McGrawHill do Brasil, 2009.</text:span></text:p>
            <text:p text:style-name="P59">Bibliografia complementar:</text:p>
            <text:h text:style-name="P65" text:outline-level="4"><text:span text:style-name="T43">[1] BOYLESTAD, R. L.; NASHELSKY, L. </text:span><text:span text:style-name="T47">Introdução à Análise de Circuitos</text:span><text:span text:style-name="T43"> . 1. ed., Pearson, 2011.</text:span></text:h>
            <text:p text:style-name="P41"><text:span text:style-name="T43"><text:s/>[2] GUSSOW, M. </text:span><text:span text:style-name="T47">Eletricidade Básica.</text:span><text:span text:style-name="T43"> São Paulo: Makron Books, 1997.</text:span></text:p>
            <text:p text:style-name="P41"><text:span text:style-name="T43"><text:s/>[3] FLARYS, F. </text:span><text:span text:style-name="T47">Eletrotécnica Geral: teoria e Exercícios resolvidos.</text:span><text:span text:style-name="T43"> 1. ed. Barueri-SP: Manole, 2006.</text:span></text:p>
            <text:p text:style-name="P41"><text:span text:style-name="T43"><text:s/>[4</text:span><text:span text:style-name="T47">]</text:span><text:span text:style-name="T43"> </text:span><text:span text:style-name="T48">GRAY, A.; WALLACE, A. </text:span><text:span text:style-name="T47">Eletrotécnica: Princípios e Aplicações.</text:span><text:span text:style-name="T43"> Livros Técnicos e Científicos S.A., 1982.</text:span></text:p>
            <text:p text:style-name="P31"><text:span text:style-name="T18"><text:s/></text:span><text:span text:style-name="T22">[5] </text:span><text:span text:style-name="T40">MAGALDI, M. </text:span><text:span text:style-name="T39">Noções de Eletrotécnica</text:span><text:span text:style-name="T40">. Guanabara Dois, 1981.</text:span></text:p>
            <text:p text:style-name="P60"/>
          </table:table-cell>
          <table:covered-table-cell/>
        </table:table-row>
        <table:table-row table:style-name="Table3.1">
          <table:table-cell table:style-name="Table3.B1" table:number-columns-spanned="2" office:value-type="string">
            <text:p text:style-name="P43"><text:span text:style-name="T13">Sistema de avaliação:</text:span><text:span text:style-name="T12"> </text:span><text:span text:style-name="T23">A</text:span><text:span text:style-name="T12">ssiduidade, </text:span><text:span text:style-name="T24">p</text:span><text:span text:style-name="T12">articipação, </text:span><text:span text:style-name="T24">provas discursivas e</text:span><text:span text:style-name="T12"> relatórios técnicos.</text:span></text:p>
            <text:p text:style-name="P40">P1: 10 pontos</text:p>
            <text:p text:style-name="P40">P2: 10 pontos</text:p>
            <text:p text:style-name="P40">Relatórios e participação nas práticas <text:span text:style-name="T42">(TP's)</text:span>: 10 pontos</text:p>
            <text:p text:style-name="P3"><text:s text:c="9"/>nota final = <text:span text:style-name="T42">P</text:span>1 x 35% + <text:span text:style-name="T42">P</text:span>2 x 35% + <text:span text:style-name="T42">TP's</text:span> x 30%</text:p>
            <text:p text:style-name="P4"><text:span text:style-name="T12">Prova 1 </text:span><text:span text:style-name="T30"></text:span><text:span text:style-name="T13"> 2</text:span><text:span text:style-name="T17">7</text:span><text:span text:style-name="T13">/</text:span><text:span text:style-name="T17">11</text:span><text:span text:style-name="T13">/201</text:span><text:span text:style-name="T17">5</text:span><text:span text:style-name="T13"> <text:s text:c="9"/></text:span></text:p>
            <text:p text:style-name="P4"><text:span text:style-name="T20">Prova 2 </text:span><text:span text:style-name="T31"></text:span><text:span text:style-name="T14"> <text:s/></text:span><text:span text:style-name="T16">04</text:span><text:span text:style-name="T14">/0</text:span><text:span text:style-name="T15">3</text:span><text:span text:style-name="T14">/201</text:span><text:span text:style-name="T15">6</text:span><text:span text:style-name="T14"> </text:span></text:p>
            <text:p text:style-name="P4"><text:span text:style-name="T13">Exame Especial </text:span><text:span text:style-name="T31"> </text:span><text:span text:style-name="T32">18</text:span><text:span text:style-name="T31">/0</text:span><text:span text:style-name="T32">3</text:span><text:span text:style-name="T31">/201</text:span><text:span text:style-name="T32">6</text:span></text:p>
            <text:p text:style-name="P55"/>
            <text:h text:style-name="P66" text:outline-level="5">Exame Especial: <text:span text:style-name="T49">vide </text:span>Resolução CEPE N<text:span text:style-name="T3">0</text:span> 2.880 (de 08/05/2006)</text:h>
            <text:h text:style-name="P67" text:outline-level="5"><text:span text:style-name="T12"><text:s/></text:span><text:span text:style-name="T29"></text:span><text:span text:style-name="T12"> <text:s/>Pré-requisito–Freq</text:span><text:span text:style-name="T21">u</text:span><text:span text:style-name="T12">ência mínima de 75% (Total ou Parcial – Caráter substitutivo).</text:span></text:h>
            <text:p text:style-name="P39">Devolução de provas e trabalhos: Nas datas mencionadas no plano de ensino (Resolução CEPE 2.180, de 05 de agosto de 2002).</text:p>
            <text:p text:style-name="P39">- Conteúdo para o exame especial total (EET): toda a matéria, para o aluno que fez todas as avaliações.</text:p>
            <text:p text:style-name="P39">- Conteúdo para o exame especial parcial (EEP): Referente às avaliações pedidas, para o aluno que se ausentar em, no máximo, 50% das avaliações (i.e., prova 1 ou prova 2). Neste caso, o aluno tem a opção de fazer o EEP ou EET. <text:span text:style-name="T2">Comunicar a opção até 2 dias antes do exame especial</text:span>.</text:p>
            <text:p text:style-name="P34"/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language="pt" fo:country="BR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Style" style:display-name="Default Style" style:family="paragraph" style:default-outline-level="">
      <style:paragraph-properties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St3z0" style:family="text">
      <style:text-properties style:font-name="Wingdings" fo:font-family="Wingdings" style:font-pitch="variable" style:font-charset="x-symbol" fo:font-size="12pt" fo:font-style="normal" style:text-underline-style="none" fo:font-weight="normal" style:font-size-asian="12pt" style:font-style-asian="normal" style:font-weight-asian="normal" style:font-name-complex="Wingdings" style:font-family-complex="Wingdings" style:font-pitch-complex="variable" style:font-charset-complex="x-symbol"/>
    </style:style>
    <style:style style:name="WW8NumSt4z0" style:family="text">
      <style:text-properties style:font-name="Wingdings" fo:font-family="Wingdings" style:font-pitch="variable" style:font-charset="x-symbol" fo:font-size="12pt" fo:font-style="normal" style:text-underline-style="none" fo:font-weight="normal" style:font-size-asian="12pt" style:font-style-asian="normal" style:font-weight-asian="norma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 " style:num-format="1" text:start-value="6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 " style:num-format="1" text:start-value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6.263cm" fo:margin-left="-0.132cm" table:align="left" style:writing-mode="lr-tb"/>
    </style:style>
    <style:style style:name="Table4.A" style:family="table-column">
      <style:table-column-properties style:column-width="1.875cm"/>
    </style:style>
    <style:style style:name="Table4.B" style:family="table-column">
      <style:table-column-properties style:column-width="11.751cm"/>
    </style:style>
    <style:style style:name="Table4.C" style:family="table-column">
      <style:table-column-properties style:column-width="2.637cm"/>
    </style:style>
    <style:style style:name="Table4.1" style:family="table-row">
      <style:table-row-properties style:min-row-height="1.734cm"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8pt" fo:language="pt" fo:country="BR" fo:font-weight="bold" style:font-size-asian="8pt" style:font-weight-asian="bold"/>
    </style:style>
    <style:style style:name="MP3" style:family="paragraph"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13c4a4"/>
    </style:style>
    <style:style style:name="M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7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701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"><draw:frame draw:style-name="Mfr1" draw:name="graphics1" text:anchor-type="as-char" svg:width="0.854cm" svg:height="1.801cm" draw:z-index="1"><draw:image xlink:href="Pictures/200000110000184A000032BF17C6EB4F.wmf" xlink:type="simple" xlink:show="embed" xlink:actuate="onLoad"/></draw:frame></text:p>
            </table:table-cell>
            <table:table-cell table:style-name="Table4.A1" office:value-type="string">
              <text:p text:style-name="MP2">DEPARTAMENTO DE ENGENHARIA DE CONTROLE <text:span text:style-name="MT1">&amp;</text:span> AUTOMAÇÃO - DECAT</text:p>
              <text:p text:style-name="MP2">ESCOLA DE MINAS - UFOP</text:p>
              <text:p text:style-name="MP2"/>
              <text:p text:style-name="MP2"><draw:frame text:anchor-type="paragraph" draw:z-index="3" draw:style-name="Mgr1" draw:text-style-name="MP3" svg:width="1.927cm" svg:height="1.629cm" svg:x="11.968cm" svg:y="-1.164cm"><draw:image xlink:href="Pictures/10000000000000980000009820DC7C6C.png" xlink:type="simple" xlink:show="embed" xlink:actuate="onLoad"><text:p/></draw:image></draw:frame>PLANO DE ENSINO</text:p>
            </table:table-cell>
            <table:table-cell table:style-name="Table4.C1" office:value-type="string">
              <text:p text:style-name="MP1"><text:bookmark text:name="_1096709094"/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TEF/UFOP                                       20 SEMESTRE/96</dc:title>
    <meta:initial-creator>FUNDACAO GORCEIX</meta:initial-creator>
    <meta:creation-date>2012-02-24T09:24:00</meta:creation-date>
    <dc:date>2015-10-16T15:22:21.146175256</dc:date>
    <meta:print-date>2005-03-16T14:33:00</meta:print-date>
    <meta:editing-cycles>113</meta:editing-cycles>
    <meta:editing-duration>PT11H2M58S</meta:editing-duration>
    <meta:generator>LibreOffice/4.2.8.2$Linux_X86_64 LibreOffice_project/420m0$Build-2</meta:generator>
    <dc:creator>Danny Tonidandel</dc:creator>
    <meta:document-statistic meta:table-count="4" meta:image-count="1" meta:object-count="0" meta:page-count="2" meta:paragraph-count="96" meta:word-count="683" meta:character-count="4694" meta:non-whitespace-character-count="3984"/>
    <meta:user-defined meta:name="Info 1"/>
    <meta:user-defined meta:name="Info 2"/>
    <meta:user-defined meta:name="Info 3"/>
    <meta:user-defined meta:name="Info 4"/>
  </office:meta>
</office:document-meta>
</file>